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6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47in" fo:break-before="auto" style:use-optimal-row-height="true"/>
    </style:style>
    <style:style style:name="ro3" style:family="table-row">
      <style:table-row-properties style:row-height="0.5134in" fo:break-before="auto" style:use-optimal-row-height="true"/>
    </style:style>
    <style:style style:name="ro4" style:family="table-row">
      <style:table-row-properties style:row-height="0.6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float" office:value="500">
            <text:p>5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string">
            <text:p>credit</text:p>
          </table:table-cell>
          <table:table-cell table:number-columns-repeated="2"/>
          <table:table-cell table:style-name="ce2" office:value-type="string">
            <text:p>ICICI</text:p>
          </table:table-cell>
          <table:table-cell office:value-type="float" office:value="-3005">
            <text:p>-3005</text:p>
          </table:table-cell>
          <table:table-cell/>
          <table:table-cell table:formula="of:=SUM([.J1:.J24])" office:value-type="float" office:value="-242016">
            <text:p>-242016</text:p>
          </table:table-cell>
          <table:table-cell table:formula="of:=SUM([.F1:.L23])" office:value-type="float" office:value="703127">
            <text:p>703127</text:p>
          </table:table-cell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Jan</text:p>
          </table:table-cell>
          <table:table-cell office:value-type="float" office:value="62850">
            <text:p>62850</text:p>
          </table:table-cell>
          <table:table-cell table:number-columns-repeated="2"/>
          <table:table-cell table:style-name="ce2" office:value-type="string">
            <text:p>axis</text:p>
          </table:table-cell>
          <table:table-cell office:value-type="float" office:value="-900">
            <text:p>-900</text:p>
          </table:table-cell>
          <table:table-cell table:number-columns-repeated="3"/>
        </table:table-row>
        <table:table-row table:style-name="ro1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26400">
            <text:p>126400</text:p>
          </table:table-cell>
          <table:table-cell table:number-columns-repeated="2"/>
          <table:table-cell table:style-name="ce2" office:value-type="string">
            <text:p>rasu sitthapa</text:p>
          </table:table-cell>
          <table:table-cell office:value-type="float" office:value="-50000">
            <text:p>-50000</text:p>
          </table:table-cell>
          <table:table-cell office:value-type="string">
            <text:p>5 times 10k</text:p>
          </table:table-cell>
          <table:table-cell table:number-columns-repeated="2"/>
        </table:table-row>
        <table:table-row table:style-name="ro2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63300">
            <text:p>63300</text:p>
          </table:table-cell>
          <table:table-cell table:number-columns-repeated="2"/>
          <table:table-cell table:style-name="ce3" office:value-type="string">
            <text:p>TECHPROCESS SOLUTIONS LTD </text:p>
          </table:table-cell>
          <table:table-cell office:value-type="float" office:value="-1311">
            <text:p>-1311</text:p>
          </table:table-cell>
          <table:table-cell table:number-columns-repeated="3"/>
        </table:table-row>
        <table:table-row table:style-name="ro1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Feb</text:p>
          </table:table-cell>
          <table:table-cell office:value-type="float" office:value="101232">
            <text:p>101232</text:p>
          </table:table-cell>
          <table:table-cell table:number-columns-repeated="2"/>
          <table:table-cell table:style-name="ce2" office:value-type="string">
            <text:p>raju NTK</text:p>
          </table:table-cell>
          <table:table-cell office:value-type="float" office:value="-50000">
            <text:p>-50000</text:p>
          </table:table-cell>
          <table:table-cell table:number-columns-repeated="3"/>
        </table:table-row>
        <table:table-row table:style-name="ro3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96030">
            <text:p>96030</text:p>
          </table:table-cell>
          <table:table-cell table:number-columns-repeated="2"/>
          <table:table-cell table:style-name="ce2" office:value-type="string">
            <text:p>Jan 23<text:span text:style-name="T1">rd</text:span></text:p>
          </table:table-cell>
          <table:table-cell office:value-type="float" office:value="-86000">
            <text:p>-86000</text:p>
          </table:table-cell>
          <table:table-cell office:value-type="string">
            <text:p>may be for nagai return – what about 1.32 lacs on 23 and 24 jan</text:p>
          </table:table-cell>
          <table:table-cell table:number-columns-repeated="2"/>
        </table:table-row>
        <table:table-row table:style-name="ro1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table:style-name="ce2" office:value-type="string">
            <text:p>seetu</text:p>
          </table:table-cell>
          <table:table-cell office:value-type="float" office:value="-20000">
            <text:p>-20000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00016">
            <text:p>100016</text:p>
          </table:table-cell>
          <table:table-cell table:number-columns-repeated="2"/>
          <table:table-cell table:style-name="ce2" office:value-type="string">
            <text:p>canara bank</text:p>
          </table:table-cell>
          <table:table-cell office:value-type="float" office:value="-1000">
            <text:p>-1000</text:p>
          </table:table-cell>
          <table:table-cell office:value-type="string">
            <text:p>till what date I gave u moneyfor monthly salary?</text:p>
          </table:table-cell>
          <table:table-cell table:number-columns-repeated="2"/>
        </table:table-row>
        <table:table-row table:style-name="ro2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March</text:p>
          </table:table-cell>
          <table:table-cell office:value-type="float" office:value="50058">
            <text:p>50058</text:p>
          </table:table-cell>
          <table:table-cell table:number-columns-repeated="2"/>
          <table:table-cell table:style-name="ce2" office:value-type="string">
            <text:p>amazon</text:p>
          </table:table-cell>
          <table:table-cell office:value-type="float" office:value="-1000">
            <text:p>-1000</text:p>
          </table:table-cell>
          <table:table-cell office:value-type="string">
            <text:p>Any 1000 rs from icici bank?</text:p>
          </table:table-cell>
          <table:table-cell table:number-columns-repeated="2"/>
        </table:table-row>
        <table:table-row table:style-name="ro4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9413">
            <text:p>19413</text:p>
          </table:table-cell>
          <table:table-cell table:number-columns-repeated="2"/>
          <table:table-cell table:style-name="ce2" office:value-type="string">
            <text:p>balance</text:p>
          </table:table-cell>
          <table:table-cell office:value-type="float" office:value="-94700">
            <text:p>-94700</text:p>
          </table:table-cell>
          <table:table-cell office:value-type="string">
            <text:p>what id=s canara bank account no? 4373101010564CNRB0004373</text:p>
          </table:table-cell>
          <table:table-cell table:number-columns-repeated="2"/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284">
            <text:p>284</text:p>
          </table:table-cell>
          <table:table-cell table:number-columns-repeated="2"/>
          <table:table-cell table:style-name="ce2" office:value-type="string">
            <text:p>raju ntk</text:p>
          </table:table-cell>
          <table:table-cell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table:style-name="ce2" office:value-type="string">
            <text:p>interview</text:p>
          </table:table-cell>
          <table:table-cell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May</text:p>
          </table:table-cell>
          <table:table-cell office:value-type="float" office:value="107392">
            <text:p>107392</text:p>
          </table:table-cell>
          <table:table-cell table:number-columns-repeated="2"/>
          <table:table-cell table:style-name="ce2" office:value-type="string">
            <text:p>mama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">
          <table:table-cell table:formula="of:=SUM([.A1:.A13])" office:value-type="float" office:value="17300">
            <text:p>17300</text:p>
          </table:table-cell>
          <table:table-cell/>
          <table:table-cell table:formula="of:=SUM([.C1:.C13])" office:value-type="float" office:value="24000">
            <text:p>24000</text:p>
          </table:table-cell>
          <table:table-cell/>
          <table:table-cell office:value-type="string">
            <text:p>June</text:p>
          </table:table-cell>
          <table:table-cell office:value-type="float" office:value="50026">
            <text:p>50026</text:p>
          </table:table-cell>
          <table:table-cell table:number-columns-repeated="2"/>
          <table:table-cell table:style-name="ce2" office:value-type="string">
            <text:p>Vanitha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88">
            <text:p>6788</text:p>
          </table:table-cell>
          <table:table-cell table:number-columns-repeated="2"/>
          <table:table-cell office:value-type="string">
            <text:p>paytm</text:p>
          </table:table-cell>
          <table:table-cell office:value-type="float" office:value="-1100">
            <text:p>-1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503">
            <text:p>95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5860">
            <text:p>1358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330">
            <text:p>6833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July</text:p>
          </table:table-cell>
          <table:table-cell office:value-type="float" office:value="68000">
            <text:p>680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510">
            <text:p>685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SUM([.F2:.F21])" office:value-type="float" office:value="1144129">
            <text:p>1144129</text:p>
          </table:table-cell>
          <table:table-cell office:value-type="float" office:value="-1122614">
            <text:p>-1122614</text:p>
          </table:table-cell>
          <table:table-cell table:formula="of:=SUM([.F23:.G23])" office:value-type="float" office:value="21515">
            <text:p>21515</text:p>
          </table:table-cell>
          <table:table-cell table:number-columns-repeated="5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7/15/2018</text:date>, <text:time>17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7-14T23:32:41.88</meta:creation-date>
    <dc:date>2018-07-15T14:51:40.97</dc:date>
    <dc:creator>jawahar subramanian</dc:creator>
    <meta:editing-duration>PT42M49S</meta:editing-duration>
    <meta:editing-cycles>18</meta:editing-cycles>
    <meta:generator>OpenOffice/4.1.5$Win32 OpenOffice.org_project/415m1$Build-9789</meta:generator>
    <meta:document-statistic meta:table-count="3" meta:cell-count="95" meta:object-count="0"/>
  </office:meta>
</office:document-meta>
</file>